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A27C0000741F00005223160EDAF611F54A59.svg" manifest:media-type="image/svg+xml"/>
  <manifest:file-entry manifest:full-path="Pictures/1000082C0000741F0000522300C501B373E0CCEE.svg" manifest:media-type="image/svg+xml"/>
  <manifest:file-entry manifest:full-path="Pictures/1000020100000349000002538212672280A30691.png" manifest:media-type="image/png"/>
  <manifest:file-entry manifest:full-path="Pictures/100002010000034900000253B34F180355AFA720.png" manifest:media-type="image/png"/>
  <manifest:file-entry manifest:full-path="Pictures/1000020100000349000002536FD0A3E27320561F.png" manifest:media-type="image/png"/>
  <manifest:file-entry manifest:full-path="Pictures/1002DA890000741F000052231E91DC4904EFCA94.svg" manifest:media-type="image/svg+xml"/>
  <manifest:file-entry manifest:full-path="Pictures/1003309D0000741F000052235885D842AD5CD29B.svg" manifest:media-type="image/svg+xml"/>
  <manifest:file-entry manifest:full-path="Pictures/1002ACE90000741F000052232AE5157640836963.svg" manifest:media-type="image/svg+xml"/>
  <manifest:file-entry manifest:full-path="Pictures/1000020100000349000002538B2FDDAF77041022.png" manifest:media-type="image/png"/>
  <manifest:file-entry manifest:full-path="Pictures/100182380000741F0000522345084A67348701C0.svg" manifest:media-type="image/svg+xml"/>
  <manifest:file-entry manifest:full-path="Pictures/10000201000003490000025352104946CEE7B5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792cm, 5.836cm, 10.154cm, 6.11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75cm, 6.47cm, 9.836cm, 16.906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11cm, 6.789cm, 10.471cm, 6.745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11cm, 6.47cm, 10.471cm, 6.428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11cm, 6.788cm, 10.789cm, 17.541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427cm, 7.106cm, 10.789cm, 17.5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779cm" svg:height="5.079cm" svg:x="6.111cm" svg:y="5.793cm">
          <draw:image xlink:href="Pictures/1000082C0000741F0000522300C501B373E0CCEE.svg" xlink:type="simple" xlink:show="embed" xlink:actuate="onLoad" draw:mime-type="image/svg+xml">
            <text:p/>
          </draw:image>
          <draw:image xlink:href="Pictures/100002010000034900000253B34F180355AFA720.png" xlink:type="simple" xlink:show="embed" xlink:actuate="onLoad" draw:mime-type="image/png"/>
          <svg:title>SVG Picture created as controller_motion_pcb-Edge_Cuts.svg date 2021/12/15 17:44:04 </svg:title>
          <svg:desc>Picture generated by PCBNEW </svg:desc>
        </draw:frame>
        <draw:frame draw:style-name="gr1" draw:text-style-name="P1" draw:layer="layout" svg:width="17.779cm" svg:height="5.079cm" svg:x="6.112cm" svg:y="1.194cm">
          <draw:image xlink:href="Pictures/1000082C0000741F0000522300C501B373E0CCEE.svg" xlink:type="simple" xlink:show="embed" xlink:actuate="onLoad" draw:mime-type="image/svg+xml">
            <text:p/>
          </draw:image>
          <draw:image xlink:href="Pictures/100002010000034900000253B34F180355AFA720.png" xlink:type="simple" xlink:show="embed" xlink:actuate="onLoad" draw:mime-type="image/png"/>
          <svg:title>SVG Picture created as controller_motion_pcb-Edge_Cuts.svg date 2021/12/15 17:44:04 </svg:title>
          <svg:desc>Picture generated by PCBNEW </svg:desc>
        </draw:frame>
        <draw:frame draw:style-name="gr2" draw:text-style-name="P1" draw:layer="layout" svg:width="6.349cm" svg:height="5.714cm" svg:x="2.302cm" svg:y="11.509cm">
          <draw:image xlink:href="Pictures/1000A27C0000741F00005223160EDAF611F54A59.svg" xlink:type="simple" xlink:show="embed" xlink:actuate="onLoad" draw:mime-type="image/svg+xml">
            <text:p/>
          </draw:image>
          <draw:image xlink:href="Pictures/1000020100000349000002536FD0A3E27320561F.png" xlink:type="simple" xlink:show="embed" xlink:actuate="onLoad" draw:mime-type="image/png"/>
          <svg:title>SVG Picture created as mcu_board-Edge_Cuts.svg date 2021/12/15 17:42:31 </svg:title>
          <svg:desc>Picture generated by PCBNEW </svg:desc>
        </draw:frame>
        <draw:frame draw:style-name="gr2" draw:text-style-name="P1" draw:layer="layout" svg:width="6.349cm" svg:height="5.714cm" svg:x="13.003cm" svg:y="11.509cm">
          <draw:image xlink:href="Pictures/1000A27C0000741F00005223160EDAF611F54A59.svg" xlink:type="simple" xlink:show="embed" xlink:actuate="onLoad" draw:mime-type="image/svg+xml">
            <text:p/>
          </draw:image>
          <draw:image xlink:href="Pictures/1000020100000349000002536FD0A3E27320561F.png" xlink:type="simple" xlink:show="embed" xlink:actuate="onLoad" draw:mime-type="image/png"/>
          <svg:title>SVG Picture created as mcu_board-Edge_Cuts.svg date 2021/12/15 17:42:31 </svg:title>
          <svg:desc>Picture generated by PCBNEW </svg:desc>
        </draw:frame>
        <draw:frame draw:style-name="gr3" draw:text-style-name="P1" draw:layer="layout" svg:width="16.191cm" svg:height="4.444cm" svg:x="6.747cm" svg:y="6.111cm">
          <draw:image xlink:href="Pictures/1002DA890000741F000052231E91DC4904EFCA94.svg" xlink:type="simple" xlink:show="embed" xlink:actuate="onLoad" draw:mime-type="image/svg+xml">
            <text:p/>
          </draw:image>
          <draw:image xlink:href="Pictures/1002DA890000741F000052231E91DC4904EFCA94.svg" xlink:type="simple" xlink:show="embed" xlink:actuate="onLoad" draw:mime-type="image/svg+xml"/>
          <svg:title>SVG Picture created as controller_motion_pcb-B_Cu.svg date 2021/12/15 17:44:04 </svg:title>
          <svg:desc>Picture generated by PCBNEW </svg:desc>
        </draw:frame>
        <draw:frame draw:style-name="gr4" draw:text-style-name="P1" draw:layer="layout" svg:width="16.827cm" svg:height="4.444cm" svg:x="6.429cm" svg:y="1.511cm">
          <draw:image xlink:href="Pictures/1003309D0000741F000052235885D842AD5CD29B.svg" xlink:type="simple" xlink:show="embed" xlink:actuate="onLoad" draw:mime-type="image/svg+xml">
            <text:p/>
          </draw:image>
          <draw:image xlink:href="Pictures/1000020100000349000002538212672280A30691.png" xlink:type="simple" xlink:show="embed" xlink:actuate="onLoad" draw:mime-type="image/png"/>
          <svg:title>SVG Picture created as controller_motion_pcb-F_Cu.svg date 2021/12/15 17:44:04 </svg:title>
          <svg:desc>Picture generated by PCBNEW </svg:desc>
        </draw:frame>
        <draw:frame draw:style-name="gr5" draw:text-style-name="P1" draw:layer="layout" svg:width="5.396cm" svg:height="4.126cm" svg:x="13.637cm" svg:y="12.145cm">
          <draw:image xlink:href="Pictures/1002ACE90000741F000052232AE5157640836963.svg" xlink:type="simple" xlink:show="embed" xlink:actuate="onLoad" draw:mime-type="image/svg+xml">
            <text:p/>
          </draw:image>
          <draw:image xlink:href="Pictures/1000020100000349000002538B2FDDAF77041022.png" xlink:type="simple" xlink:show="embed" xlink:actuate="onLoad" draw:mime-type="image/png"/>
          <svg:title>SVG Picture created as mcu_board-B_Cu.svg date 2021/12/15 17:42:31 </svg:title>
          <svg:desc>Picture generated by PCBNEW </svg:desc>
        </draw:frame>
        <draw:frame draw:style-name="gr6" draw:text-style-name="P1" draw:layer="layout" svg:width="5.079cm" svg:height="3.809cm" svg:x="2.933cm" svg:y="12.457cm">
          <draw:image xlink:href="Pictures/100182380000741F0000522345084A67348701C0.svg" xlink:type="simple" xlink:show="embed" xlink:actuate="onLoad" draw:mime-type="image/svg+xml">
            <text:p/>
          </draw:image>
          <draw:image xlink:href="Pictures/10000201000003490000025352104946CEE7B53C.png" xlink:type="simple" xlink:show="embed" xlink:actuate="onLoad" draw:mime-type="image/png"/>
          <svg:title>SVG Picture created as mcu_board-F_Cu.svg date 2021/12/15 17:42:31 </svg:title>
          <svg:desc>Picture generated by PCBNEW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9.727cm" fo:page-height="21.0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1-12-15T18:00:41.160000000</meta:print-date>
    <dc:date>2021-12-15T18:20:50.110000000</dc:date>
    <meta:editing-duration>PT12M31S</meta:editing-duration>
    <meta:editing-cycles>1</meta:editing-cycles>
    <meta:document-statistic meta:object-count="8"/>
    <meta:generator>LibreOffice/7.1.2.2$Windows_X86_64 LibreOffice_project/8a45595d069ef5570103caea1b71cc9d82b2aae4</meta:generator>
  </office:meta>
</office:document-meta>
</file>